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421C49D828EEA96A.png" manifest:media-type="image/png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C6244E7D64F41A3C.png" manifest:media-type="image/png"/>
  <manifest:file-entry manifest:full-path="Pictures/10000001000000C9000000C98BF4CDB046A499D4.png" manifest:media-type="image/png"/>
  <manifest:file-entry manifest:full-path="Pictures/1000093F000014C6000014C6101CAAF9BF7A30E7.svg" manifest:media-type="image/svg+xml"/>
  <manifest:file-entry manifest:full-path="Pictures/100002BC000014AC000014ACEB8D17CB26FC608C.svg" manifest:media-type="image/svg+xml"/>
  <manifest:file-entry manifest:full-path="Pictures/10000001000000C8000000C8167F9E12AF1B3968.png" manifest:media-type="image/png"/>
  <manifest:file-entry manifest:full-path="Pictures/10000001000000C8000000C825AAB042AEE37224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531000014B6000014AC1EF28180C511419A.svg" manifest:media-type="image/svg+xml"/>
  <manifest:file-entry manifest:full-path="Pictures/10000001000000C8000000C8FCA01329AF5D34DE.png" manifest:media-type="image/png"/>
  <manifest:file-entry manifest:full-path="Pictures/10000001000000C9000000C90BAAC3DE83BAD85E.png" manifest:media-type="image/png"/>
  <manifest:file-entry manifest:full-path="Pictures/10000001000000C9000000C91CD412493C4E47E1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  <style:font-face style:name="新宋体2" svg:font-family="新宋体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1.857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line-height="0.706cm" fo:text-align="justify" style:text-autospace="none"/>
    </style:style>
    <style:style style:name="P13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5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6" style:family="paragraph">
      <style:paragraph-properties style:line-height-at-least="0.741cm" fo:text-align="justify" style:text-autospace="none"/>
    </style:style>
    <style:style style:name="P17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9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20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2" style:family="paragraph">
      <style:paragraph-properties fo:margin-left="0.741cm" fo:margin-right="0cm" fo:line-height="0.706cm" fo:text-align="start" fo:text-indent="-0.741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0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1" style:family="text">
      <style:text-properties fo:color="#5983b0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2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3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4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bold" style:letter-kerning="true" style:font-name-asian="微软雅黑" style:font-size-asian="9.5pt" style:language-asian="zh" style:country-asian="CN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bold" style:letter-kerning="true" style:font-name-asian="微软雅黑" style:font-size-asian="9.5pt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normal" style:letter-kerning="true" style:font-name-asian="微软雅黑" style:font-size-asian="9.5pt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微软雅黑" fo:font-size="9.5pt" fo:language="en" fo:country="US" style:font-name-asian="微软雅黑" style:font-size-asian="9.5pt" style:language-asian="zh" style:country-asian="CN" style:font-name-complex="微软雅黑" style:font-size-complex="9.5pt" style:language-complex="ar" style:country-complex="SA"/>
    </style:style>
    <style:style style:name="T21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2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4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5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6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7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8BF4CDB046A499D4.png" xlink:type="simple" xlink:show="embed" xlink:actuate="onLoad" draw:mime-type="image/png"/>
        </draw:frame>
        <draw:frame draw:style-name="gr3" draw:text-style-name="P3" draw:layer="layout" svg:width="0.5cm" svg:height="0.5cm" svg:x="0.599cm" svg:y="1.6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C6244E7D64F41A3C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6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167F9E12AF1B3968.png" xlink:type="simple" xlink:show="embed" xlink:actuate="onLoad" draw:mime-type="image/png"/>
        </draw:frame>
        <draw:frame draw:style-name="gr6" draw:text-style-name="P8" draw:layer="layout" svg:width="3.851cm" svg:height="1.319cm" svg:x="0.899cm" svg:y="1.2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3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3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CA01329AF5D34DE.png" xlink:type="simple" xlink:show="embed" xlink:actuate="onLoad" draw:mime-type="image/png"/>
        </draw:frame>
        <draw:frame draw:style-name="gr9" draw:text-style-name="P14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</text:span><text:span text:style-name="T5">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</text:span><text:span text:style-name="T5">学院计算机技术</text:span><text:span text:style-name="T5"><text:tab/></text:span><text:span text:style-name="T7"><text:tab/></text:span><text:span text:style-name="T5"> <text:s text:c="9"/></text:span><text:span text:style-name="T5"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</text:span><text:span text:style-name="T5">院计算机科学与技术</text:span><text:span text:style-name="T5"><text:tab/></text:span><text:span text:style-name="T5"> <text:s text:c="9"/>学士</text:span></text:p>
            <text:p text:style-name="P12"><text:span text:style-name="T9">研究方向：</text:span><text:span text:style-name="T10">计算机体</text:span><text:span text:style-name="T10">系结构、数字</text:span><text:span text:style-name="T10">IC</text:span><text:span text:style-name="T10">设计</text:span><text:span text:style-name="T10"><text:tab/></text:span><text:span text:style-name="T10"><text:tab/></text:span><text:span text:style-name="T10"><text:tab/></text:span><text:span text:style-name="T11">GPA</text:span><text:span text:style-name="T11">：</text:span><text:span text:style-name="T10">3.7</text:span><text:span text:style-name="T10"><text:tab/></text:span><text:span text:style-name="T10"><text:tab/></text:span><text:span text:style-name="T11">考研</text:span><text:span text:style-name="T11">成绩：</text:span><text:span text:style-name="T10">419 </text:span></text:p>
            <text:p text:style-name="P13"><text:span text:style-name="T12">主修课程：</text:span><text:span text:style-name="T13">Advanced </text:span><text:span text:style-name="T13">Computer </text:span><text:span text:style-name="T13">Architecture</text:span><text:span text:style-name="T13">、</text:span><text:span text:style-name="T13">VLSI</text:span><text:span text:style-name="T13">系统与电路设计、计</text:span><text:span text:style-name="T13">算机组成原理、操作</text:span><text:span text:style-name="T13">系统、数字字电子技</text:span><text:span text:style-name="T13">术、数据结构、</text:span><text:span text:style-name="T13">C+</text:span><text:span text:style-name="T13">+</text:span><text:span text:style-name="T13">程序设计等</text:span></text:p>
          </draw:text-box>
        </draw:frame>
        <draw:frame draw:style-name="gr10" draw:text-style-name="P15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8" draw:layer="layout" svg:width="18.113cm" svg:height="11.857cm" svg:x="1.987cm" svg:y="7.1cm">
          <draw:text-box>
            <text:p text:style-name="P16"><text:span text:style-name="T14">项目</text:span><text:span text:style-name="T4">经历</text:span></text:p>
            <text:p text:style-name="P16"><text:span text:style-name="T15">第六期一生一芯</text:span></text:p>
            <text:p text:style-name="P17"><text:span text:style-name="T16">• </text:span><text:span text:style-name="T17">CPU </text:span><text:span text:style-name="T17">硬件模拟器（</text:span><text:span text:style-name="T17">NEMU</text:span><text:span text:style-name="T17">）：</text:span><text:span text:style-name="T18">1. </text:span><text:span text:style-name="T18">搭建了基础设施（简易调试器，类似</text:span><text:span text:style-name="T18">于</text:span><text:span text:style-name="T18">GDB</text:span><text:span text:style-name="T18">）：解析命令，单步执行，打</text:span><text:span text:style-name="T18">印寄存器，扫描内存；</text:span><text:span text:style-name="T18">2. </text:span><text:span text:style-name="T18">可以进行简</text:span><text:span text:style-name="T18">单的表达式求值；</text:span><text:span text:style-name="T18">3. </text:span><text:span text:style-name="T18">实现了一个基于</text:span><text:span text:style-name="T18">riscv32</text:span><text:span text:style-name="T18">的冯诺依曼计算机系统： 在此</text:span><text:span text:style-name="T18">基础上，实现裸机环境和常用的库函</text:span><text:span text:style-name="T18">数，能够支持运行简单的程序（选择</text:span><text:span text:style-name="T18">排序等），并且完善了输入输出设</text:span><text:span text:style-name="T18">备，最终能够运行超级马里奥图形</text:span><text:span text:style-name="T18">版；</text:span></text:p>
            <text:p text:style-name="P17"><text:span text:style-name="T16">• </text:span><text:span text:style-name="T17">RISCV-32 </text:span><text:span text:style-name="T17">六级流水线</text:span><text:span text:style-name="T17">CPU</text:span><text:span text:style-name="T17">核：</text:span><text:span text:style-name="T18">1. </text:span><text:span text:style-name="T18">通过</text:span><text:span text:style-name="T18">RISC-V</text:span><text:span text:style-name="T18">官方指令集测试； </text:span><text:span text:style-name="T18">2. </text:span><text:span text:style-name="T18">使用</text:span><text:span text:style-name="T18">verilog </text:span><text:span text:style-name="T18">，借助</text:span><text:span text:style-name="T18">verilator</text:span><text:span text:style-name="T18">实现了一个基</text:span><text:span text:style-name="T18">于</text:span><text:span text:style-name="T18">risc-v32</text:span><text:span text:style-name="T18">的冯诺依曼计算机系统： </text:span><text:span text:style-name="T18">在此基础上，实现裸机环境和常用的</text:span><text:span text:style-name="T18">库函数，能够支持运行简单的程序</text:span><text:span text:style-name="T18">（选择排序等），并且完善了输入输</text:span><text:span text:style-name="T18">出设备，最终能够运行超级马里奥字</text:span><text:span text:style-name="T18">符版；</text:span><text:span text:style-name="T18">3. </text:span><text:span text:style-name="T18">初步启动</text:span><text:span text:style-name="T18">RT-Thread</text:span><text:span text:style-name="T18">；</text:span><text:span text:style-name="T18">4.</text:span><text:span text:style-name="T18">支</text:span><text:span text:style-name="T18">持</text:span><text:span text:style-name="T18">AXI4-Lite</text:span><text:span text:style-name="T18">总线</text:span></text:p>
            <text:p text:style-name="P17"><text:span text:style-name="T19">LoongArch 32</text:span><text:span text:style-name="T19">位五级流水线</text:span><text:span text:style-name="T19">处理器 </text:span><text:span text:style-name="T19">(</text:span><text:span text:style-name="T19">龙芯杯个人赛三级评</text:span><text:span text:style-name="T19">测</text:span><text:span text:style-name="T19">)</text:span></text:p>
            <text:p text:style-name="P17"><text:span text:style-name="T17"><text:s text:c="4"/></text:span><text:span text:style-name="T18">支持 </text:span><text:span text:style-name="T18">LoongArch-C3 </text:span><text:span text:style-name="T18">指令集的 </text:span><text:span text:style-name="T18">21 </text:span><text:span text:style-name="T18">条</text:span><text:span text:style-name="T18">指令，利用监控程序（基础版）在龙</text:span><text:span text:style-name="T18">芯杯远程实验平台</text:span><text:span text:style-name="T18">(FPGA)</text:span><text:span text:style-name="T18">通过了 </text:span><text:span text:style-name="T18">CPU </text:span><text:span text:style-name="T18">功能验证。</text:span></text:p>
            <text:p text:style-name="P16"><text:span text:style-name="T15">基于软硬协同的卡尔曼滤波专</text:span><text:span text:style-name="T15">用硬件加速器</text:span></text:p>
            <text:p text:style-name="P16"><text:span text:style-name="T16">• </text:span><text:span text:style-name="T20">主导设计专用计算架构，优化卡尔</text:span><text:span text:style-name="T20">曼滤波算法中矩阵求逆等核心瓶颈，</text:span><text:span text:style-name="T20">通过硬件加速实现计算效率跃升</text:span></text:p>
            <text:p text:style-name="P16"><text:span text:style-name="T20">•</text:span><text:span text:style-name="T20">融合脉动阵列矩阵加速器、多级流</text:span><text:span text:style-name="T20">水线设计及硬件级矩阵求逆单元，构</text:span><text:span text:style-name="T20">建包含状态预测</text:span><text:span text:style-name="T20">/</text:span><text:span text:style-name="T20">更新、协方差迭代等</text:span><text:span text:style-name="T20">全流程硬件模块</text:span></text:p>
            <text:p text:style-name="P16"><text:span text:style-name="T20">• </text:span><text:span text:style-name="T20">基于状态机的动态调度机制，实现</text:span><text:span text:style-name="T20">计算</text:span><text:span text:style-name="T20">-</text:span><text:span text:style-name="T20">传输</text:span><text:span text:style-name="T20">-</text:span><text:span text:style-name="T20">存储全链路优化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1CD412493C4E47E1.png" xlink:type="simple" xlink:show="embed" xlink:actuate="onLoad" draw:mime-type="image/png"/>
        </draw:frame>
        <draw:frame draw:style-name="gr9" draw:text-style-name="P14" draw:layer="layout" svg:width="18.75cm" svg:height="4.437cm" svg:x="1.9cm" svg:y="18.363cm">
          <draw:text-box>
            <text:p text:style-name="P10"><text:span text:style-name="T4">专业技能</text:span></text:p>
            <text:p text:style-name="P10"><text:span text:style-name="T21">· </text:span><text:span text:style-name="T22">能熟练使用</text:span><text:span text:style-name="T22">C</text:span><text:span text:style-name="T22">、</text:span><text:span text:style-name="T22">C+</text:span><text:span text:style-name="T22">+</text:span><text:span text:style-name="T22">进行体系结构建模，</text:span><text:span text:style-name="T22">熟练使用脚本语言</text:span><text:span text:style-name="T22">Makefile</text:span><text:span text:style-name="T22">、</text:span><text:span text:style-name="T22">Python</text:span><text:span text:style-name="T22">、</text:span><text:span text:style-name="T22">Perl</text:span><text:span text:style-name="T22">等；</text:span></text:p>
            <text:p text:style-name="P10"><text:span text:style-name="T21">· </text:span><text:span text:style-name="T23">能熟练使用</text:span><text:span text:style-name="T24">Verilog</text:span><text:span text:style-name="T23"> </text:span><text:span text:style-name="T23">进行数字逻辑电路设</text:span><text:span text:style-name="T23">计，熟悉</text:span><text:span text:style-name="T23">SystemVerilog</text:span><text:span text:style-name="T23">的基础</text:span><text:span text:style-name="T23">语法；</text:span></text:p>
            <text:p text:style-name="P19"><text:span text:style-name="T21">· </text:span><text:span text:style-name="T25">熟悉</text:span><text:span text:style-name="T25">RISC-V</text:span><text:span text:style-name="T25">处理器</text:span><text:span text:style-name="T25">核前端设计的流</text:span><text:span text:style-name="T25">程及常见电路模</text:span><text:span text:style-name="T25">块的设计思路，</text:span><text:span text:style-name="T25">熟练使用</text:span><text:span text:style-name="T25">Vivado</text:span><text:span text:style-name="T25">、</text:span><text:span text:style-name="T25">verilat</text:span><text:span text:style-name="T25">or</text:span><text:span text:style-name="T25">等工具；</text:span></text:p>
            <text:p text:style-name="P19"><text:span text:style-name="T21">· </text:span><text:span text:style-name="T22">熟悉体系结构相关</text:span><text:span text:style-name="T22">领域知识</text:span></text:p>
            <text:p text:style-name="P19"><text:span text:style-name="T21">· </text:span><text:span text:style-name="T23">通过了英语</text:span><text:span text:style-name="T23">CET-</text:span><text:span text:style-name="T23">4</text:span><text:span text:style-name="T23">、</text:span><text:span text:style-name="T23">CET-6</text:span></text:p>
          </draw:text-box>
        </draw:frame>
        <draw:frame draw:style-name="gr12" draw:text-style-name="P21" draw:layer="layout" svg:width="18.75cm" svg:height="4.01cm" svg:x="1.888cm" svg:y="22.54cm">
          <draw:text-box>
            <text:p text:style-name="P20"><text:span text:style-name="T4">荣</text:span><text:span text:style-name="T4">誉</text:span><text:span text:style-name="T4">奖</text:span><text:span text:style-name="T4">项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0</text:span><text:span text:style-name="T25">.</text:span><text:span text:style-name="T25">0</text:span><text:span text:style-name="T25">9</text:span><text:span text:style-name="T25"><text:tab/></text:span><text:span text:style-name="T25">第</text:span><text:span text:style-name="T25">八</text:span><text:span text:style-name="T25">届</text:span><text:span text:style-name="T25">国</text:span><text:span text:style-name="T25">际</text:span><text:span text:style-name="T25">大</text:span><text:span text:style-name="T25">学</text:span><text:span text:style-name="T25">生</text:span><text:span text:style-name="T25">程</text:span><text:span text:style-name="T25">序</text:span><text:span text:style-name="T25">设</text:span><text:span text:style-name="T25">计</text:span><text:span text:style-name="T25">竞</text:span><text:span text:style-name="T25">赛</text:span><text:span text:style-name="T25">陕</text:span><text:span text:style-name="T25">西</text:span><text:span text:style-name="T25">省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1</text:span><text:span text:style-name="T25">.</text:span><text:span text:style-name="T25">0</text:span><text:span text:style-name="T25">5</text:span><text:span text:style-name="T25"><text:tab/></text:span><text:span text:style-name="T25">中</text:span><text:span text:style-name="T25">国</text:span><text:span text:style-name="T25">高</text:span><text:span text:style-name="T25">校</text:span><text:span text:style-name="T25">计</text:span><text:span text:style-name="T25">算</text:span><text:span text:style-name="T25">机</text:span><text:span text:style-name="T25">大</text:span><text:span text:style-name="T25">赛</text:span><text:span text:style-name="T25">-</text:span><text:span text:style-name="T25">团</text:span><text:span text:style-name="T25">体</text:span><text:span text:style-name="T25">程</text:span><text:span text:style-name="T25">序</text:span><text:span text:style-name="T25">设</text:span><text:span text:style-name="T25">计</text:span><text:span text:style-name="T25">天</text:span><text:span text:style-name="T25">梯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个</text:span><text:span text:style-name="T25">人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2</text:span><text:span text:style-name="T25">.</text:span><text:span text:style-name="T25">0</text:span><text:span text:style-name="T25">5</text:span><text:span text:style-name="T25"><text:tab/></text:span><text:span text:style-name="T25">第</text:span><text:span text:style-name="T25">十</text:span><text:span text:style-name="T25">二</text:span><text:span text:style-name="T25">届</text:span><text:span text:style-name="T25">蓝</text:span><text:span text:style-name="T25">桥</text:span><text:span text:style-name="T25">杯</text:span><text:span text:style-name="T25">C</text:span><text:span text:style-name="T25">+</text:span><text:span text:style-name="T25">+</text:span><text:span text:style-name="T25">组</text:span><text:span text:style-name="T25">陕</text:span><text:span text:style-name="T25">西</text:span><text:span text:style-name="T25">省</text:span><text:span text:style-name="T25">A</text:span><text:span text:style-name="T25">组</text:span><text:span text:style-name="T25">（</text:span><text:span text:style-name="T25">9</text:span><text:span text:style-name="T25">8</text:span><text:span text:style-name="T25">5</text:span><text:span text:style-name="T25">、</text:span><text:span text:style-name="T25">2</text:span><text:span text:style-name="T25">1</text:span><text:span text:style-name="T25">1</text:span><text:span text:style-name="T25">组</text:span><text:span text:style-name="T25">）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二</text:span><text:span text:style-name="T25">等</text:span><text:span text:style-name="T25">奖</text:span><text:span text:style-name="T25">(</text:span><text:span text:style-name="T25">第</text:span><text:span text:style-name="T25">6</text:span><text:span text:style-name="T25">名</text:span><text:span text:style-name="T25">)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3</text:span><text:span text:style-name="T25">.</text:span><text:span text:style-name="T25">0</text:span><text:span text:style-name="T25">5</text:span><text:span text:style-name="T25"><text:tab/></text:span><text:span text:style-name="T25">第</text:span><text:span text:style-name="T25">十</text:span><text:span text:style-name="T25">一</text:span><text:span text:style-name="T25">届</text:span><text:span text:style-name="T25">国</text:span><text:span text:style-name="T25">际</text:span><text:span text:style-name="T25">大</text:span><text:span text:style-name="T25">学</text:span><text:span text:style-name="T25">生</text:span><text:span text:style-name="T25">程</text:span><text:span text:style-name="T25">序</text:span><text:span text:style-name="T25">设</text:span><text:span text:style-name="T25">计</text:span><text:span text:style-name="T25">竞</text:span><text:span text:style-name="T25">赛</text:span><text:span text:style-name="T25">陕</text:span><text:span text:style-name="T25">西</text:span><text:span text:style-name="T25">省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5">社</text:span><text:span text:style-name="T25">会</text:span><text:span text:style-name="T25">奖</text:span><text:span text:style-name="T25">学</text:span><text:span text:style-name="T25">金</text:span><text:span text:style-name="T25">一</text:span><text:span text:style-name="T25">等</text:span><text:span text:style-name="T25">奖</text:span><text:span text:style-name="T25">、</text:span><text:span text:style-name="T25">学</text:span><text:span text:style-name="T25">业</text:span><text:span text:style-name="T25">优</text:span><text:span text:style-name="T25">秀</text:span><text:span text:style-name="T25">奖</text:span><text:span text:style-name="T25">，</text:span><text:span text:style-name="T25">社</text:span><text:span text:style-name="T25">会</text:span><text:span text:style-name="T25">贡</text:span><text:span text:style-name="T25">献</text:span><text:span text:style-name="T25">奖</text:span><text:span text:style-name="T25">、</text:span><text:span text:style-name="T25">学</text:span><text:span text:style-name="T25">科</text:span><text:span text:style-name="T25">优</text:span><text:span text:style-name="T25">秀</text:span><text:span text:style-name="T25">奖</text:span><text:span text:style-name="T25">若</text:span><text:span text:style-name="T25">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421C49D828EEA96A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CA01329AF5D34DE.png" xlink:type="simple" xlink:show="embed" xlink:actuate="onLoad" draw:mime-type="image/png"/>
        </draw:frame>
        <draw:frame draw:style-name="gr13" draw:text-style-name="P23" draw:layer="layout" svg:width="18.75cm" svg:height="2.26cm" svg:x="2.05cm" svg:y="26.99cm">
          <draw:text-box>
            <text:p text:style-name="P20"><text:span text:style-name="T4">校园经历</text:span></text:p>
            <text:p text:style-name="P22"><text:span text:style-name="T21">· <text:s/></text:span><text:span text:style-name="T26">大三学年担任</text:span><text:span text:style-name="T26">ACM</text:span><text:span text:style-name="T26">社团团支书、副主席；作为主要出题人和组织人员成功举办长安大学第八届</text:span><text:span text:style-name="T26">ACM-ICPC</text:span><text:span text:style-name="T26">新生赛、长安大学第七届</text:span><text:span text:style-name="T26">ACM-ICPC</text:span><text:span text:style-name="T26">校赛；多次给社团成员授课，组织集训队成员训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4" draw:text-style-name="P8" draw:layer="layout" svg:width="4.1cm" svg:height="1cm" svg:x="4.9cm" svg:y="1.4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7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25AAB042AEE3722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family-generic="swiss" style:font-pitch="variable"/>
    <style:font-face style:name="新宋体2" svg:font-family="新宋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Times New Roman" fo:font-family="'Times New Roman', 'Times New Roman'" style:font-family-generic="roman" style:font-pitch="variable" fo:font-size="12pt" fo:language="ar" fo:country="SA" style:letter-kerning="false" style:font-name-asian="SimSun1" style:font-family-asian="SimSun, 方正书宋_GBK" style:font-size-asian="12pt" style:language-asian="en" style:country-asian="US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3-06T23:35:03.474194631</dc:date>
    <meta:editing-duration>P4DT23H12M49S</meta:editing-duration>
    <meta:editing-cycles>1123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5"/>
  </office:meta>
</office:document-meta>
</file>